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6.152cm"/>
    </style:style>
    <style:style style:name="co3" style:family="table-column">
      <style:table-column-properties fo:break-before="auto" style:column-width="4.364cm"/>
    </style:style>
    <style:style style:name="co4" style:family="table-column">
      <style:table-column-properties fo:break-before="auto" style:column-width="1.7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1" table:number-columns-repeated="7"/>
          <table:table-cell table:style-name="Default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1;2</text:p>
          </table:table-cell>
          <table:table-cell table:style-name="ce1" table:formula="of:=MAX([.D2:.D3])+[.B4]" office:value-type="float" office:value="352" calcext:value-type="float">
            <text:p>352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2]+[.B5]" office:value-type="float" office:value="312" calcext:value-type="float">
            <text:p>312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1;2;3;4</text:p>
          </table:table-cell>
          <table:table-cell table:style-name="ce1" table:formula="of:=MAX([.D2:.D5])+[.B6]" office:value-type="float" office:value="553" calcext:value-type="float">
            <text:p>553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D3]+[.B7]" office:value-type="float" office:value="246" calcext:value-type="float">
            <text:p>246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4;6</text:p>
          </table:table-cell>
          <table:table-cell table:style-name="ce1" table:formula="of:=MAX([.D5];[.D7]) + [.B8]" office:value-type="float" office:value="505" calcext:value-type="float">
            <text:p>505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1;8</text:p>
          </table:table-cell>
          <table:table-cell table:style-name="ce1" table:formula="of:=[.D9]+[.B10]" office:value-type="float" office:value="463" calcext:value-type="float">
            <text:p>463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5;7;9</text:p>
          </table:table-cell>
          <table:table-cell table:style-name="ce1" table:formula="of:=[.D6]+[.B11]" office:value-type="float" office:value="714" calcext:value-type="float">
            <text:p>714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D10]+[.B12]" office:value-type="float" office:value="641" calcext:value-type="float">
            <text:p>641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5;6;8;9</text:p>
          </table:table-cell>
          <table:table-cell table:style-name="ce1" table:formula="of:=MAX([.D5:.D10])+[.B13]" office:value-type="float" office:value="690" calcext:value-type="float">
            <text:p>690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10; 11</text:p>
          </table:table-cell>
          <table:table-cell table:style-name="ce1" table:formula="of:=[.D11]+[.B14]" office:value-type="float" office:value="904" calcext:value-type="float">
            <text:p>904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13]+[.B15]" office:value-type="float" office:value="882" calcext:value-type="float">
            <text:p>882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11; 12</text:p>
          </table:table-cell>
          <table:table-cell table:style-name="ce1" table:formula="of:=[.D13]+[.B16]" office:value-type="float" office:value="939" calcext:value-type="float">
            <text:p>939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8; 16</text:p>
          </table:table-cell>
          <table:table-cell table:style-name="ce1" table:formula="of:=[.D16]+[.B18]" office:value-type="float" office:value="1115" calcext:value-type="float">
            <text:p>1115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[.D18]+[.B19]" office:value-type="float" office:value="1355" calcext:value-type="float">
            <text:p>1355</text:p>
          </table:table-cell>
          <table:table-cell table:style-name="ce1" table:number-columns-repeated="6"/>
          <table:table-cell table:style-name="Default" table:number-columns-repeated="16374"/>
        </table:table-row>
        <table:table-row table:style-name="ro1" table:number-rows-repeated="11">
          <table:table-cell table:style-name="ce1" table:number-columns-repeated="10"/>
          <table:table-cell table:style-name="Default" table:number-columns-repeated="16374"/>
        </table:table-row>
        <table:table-row table:style-name="ro2" table:number-rows-repeated="1048545">
          <table:table-cell table:number-columns-repeated="10"/>
          <table:table-cell table:style-name="Default" table:number-columns-repeated="16374"/>
        </table:table-row>
        <table:table-row table:style-name="ro2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16:01:07.350459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3-10-24T11:19:16</meta:creation-date>
    <dc:date>2026-01-25T16:06:17.059369800</dc:date>
    <meta:generator>LibreOffice/25.8.1.1$Windows_X86_64 LibreOffice_project/54047653041915e595ad4e45cccea684809c77b5</meta:generator>
    <meta:editing-duration>PT6M41S</meta:editing-duration>
    <meta:editing-cycles>2</meta:editing-cycles>
    <meta:document-statistic meta:table-count="1" meta:cell-count="75" meta:object-count="0"/>
    <meta:user-defined meta:name="AppVersion">16.0300</meta:user-defined>
  </office:meta>
</office:document-meta>
</file>